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2.163cm" fo:min-width="2.294cm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1.51cm" fo:min-width="2.911cm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ffff00" draw:textarea-horizontal-align="justify" draw:textarea-vertical-align="middle" draw:auto-grow-height="false" fo:min-height="0.875cm" fo:min-width="1.387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2.145cm" fo:min-width="4.435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605cm" fo:min-width="3.006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0.875cm" fo:min-width="2.149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605cm" fo:min-width="2.244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891cm" fo:min-width="3.8cm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859cm" fo:min-width="4.022cm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24cm" fo:min-width="1.736cm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2.113cm" fo:min-width="2.879cm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24cm" fo:min-width="6.054cm" fo:padding-top="0.134cm" fo:padding-bottom="0.134cm" fo:padding-left="0.259cm" fo:padding-right="0.259cm"/>
    </style:style>
    <style:style style:name="gr13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56cm" fo:min-width="5.197cm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56cm" fo:min-width="6.086cm" fo:padding-top="0.134cm" fo:padding-bottom="0.134cm" fo:padding-left="0.259cm" fo:padding-right="0.259cm"/>
    </style:style>
    <style:style style:name="gr16" style:family="graphic" style:parent-style-name="objectwithoutfill">
      <style:graphic-properties draw:stroke="solid" draw:stroke-dash="Ultrafine_20_Dashed" svg:stroke-width="0.053cm" svg:stroke-color="#666666" draw:marker-start-width="0.282cm" draw:marker-end-width="0.282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solid" draw:stroke-dash="Ultrafine_20_Dashed" svg:stroke-width="0.053cm" svg:stroke-color="#666666" draw:marker-start-width="0.282cm" draw:marker-end-width="0.282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0.525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712cm" fo:min-width="0.671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-color="#ffff00" draw:textarea-horizontal-align="justify" draw:textarea-vertical-align="middle" draw:auto-grow-height="false" fo:min-height="0.766cm" fo:min-width="1.913cm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0.766cm" fo:min-width="1.9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4cm"/>
    </style:style>
    <style:style style:name="gr23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764cm" fo:min-width="4.435cm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637cm" fo:min-width="1.895cm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2.145cm" fo:min-width="2.276cm" fo:padding-top="0.134cm" fo:padding-bottom="0.134cm" fo:padding-left="0.259cm" fo:padding-right="0.259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1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2.897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2.413cm" svg:x="1.651cm" svg:y="3.175cm">
          <text:p text:style-name="P1">RXSM</text:p>
          <text:p text:style-name="P1">Power</text:p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3.429cm" svg:height="1.778cm" svg:x="2.159cm" svg:y="6.731cm">
          <text:p text:style-name="P1">Battery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905cm" svg:height="1.143cm" svg:x="6.35cm" svg:y="3.556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4.953cm" svg:height="2.413cm" svg:x="8.382cm" svg:y="13.335cm">
          <text:p text:style-name="P1">24V 180W</text:p>
          <text:p text:style-name="P1">Boost regulator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3.556cm" svg:height="1.905cm" svg:x="16.637cm" svg:y="13.335cm">
          <text:p text:style-name="P1">Heat probe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6" draw:text-style-name="P2" xml:id="id15" draw:id="id15" draw:layer="layout" svg:width="2.667cm" svg:height="1.143cm" svg:x="20.955cm" svg:y="13.713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7" draw:text-style-name="P2" xml:id="id16" draw:id="id16" draw:layer="layout" svg:width="2.794cm" svg:height="1.905cm" svg:x="24.384cm" svg:y="13.335cm">
          <text:p text:style-name="P1">Current</text:p>
          <text:p text:style-name="P1">sensing</text:p>
          <draw:enhanced-geometry svg:viewBox="0 0 21600 21600" draw:type="rectangle" draw:enhanced-path="M 0 0 L 21600 0 21600 21600 0 21600 0 0 Z N"/>
        </draw:custom-shape>
        <draw:custom-shape draw:style-name="gr8" draw:text-style-name="P2" xml:id="id3" draw:id="id3" draw:layer="layout" svg:width="4.318cm" svg:height="2.159cm" svg:x="10.668cm" svg:y="2.413cm">
          <text:p text:style-name="P1">5V 10W<text:line-break/>switching</text:p>
          <text:p text:style-name="P1">regul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1" draw:id="id11" draw:layer="layout" svg:width="4.572cm" svg:height="2.159cm" svg:x="11.738cm" svg:y="8.517cm">
          <text:p text:style-name="P1">BLDC motor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12" draw:id="id12" draw:layer="layout" svg:width="2.286cm" svg:height="1.524cm" svg:x="17.58cm" svg:y="9.198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2.667cm" svg:height="1.143cm" svg:x="17.78cm" svg:y="5.278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2.667cm" svg:height="1.143cm" svg:x="9.271cm" svg:y="6.096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3.429cm" svg:height="2.413cm" svg:x="12.319cm" svg:y="5.461cm">
          <text:p text:style-name="P1">Camera</text:p>
          <text:p text:style-name="P1">lens heater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12" draw:text-style-name="P1" xml:id="id4" draw:id="id4" draw:layer="layout" svg:width="6.604cm" svg:height="1.524cm" svg:x="18.923cm" svg:y="1.397cm">
          <text:p text:style-name="P1">Raspberry Pi</text:p>
          <text:p text:style-name="P1">power connector</text:p>
          <draw:enhanced-geometry svg:viewBox="0 0 21600 21600" draw:type="rectangle" draw:enhanced-path="M 0 0 L 21600 0 21600 21600 0 21600 0 0 Z N"/>
        </draw:custom-shape>
        <draw:custom-shape draw:style-name="gr12" draw:text-style-name="P1" xml:id="id5" draw:id="id5" draw:layer="layout" svg:width="6.604cm" svg:height="1.524cm" svg:x="17.78cm" svg:y="3.175cm">
          <text:p text:style-name="P1">Mainboard</text:p>
          <text:p text:style-name="P1">power connector</text:p>
          <draw:enhanced-geometry svg:viewBox="0 0 21600 21600" draw:type="rectangle" draw:enhanced-path="M 0 0 L 21600 0 21600 21600 0 21600 0 0 Z N"/>
        </draw:custom-shape>
        <draw:custom-shape draw:style-name="gr13" draw:text-style-name="P1" xml:id="id7" draw:id="id7" draw:layer="layout" svg:width="5.715cm" svg:height="1.524cm" svg:x="21.209cm" svg:y="5.08cm">
          <text:p text:style-name="P1">Camera light</text:p>
          <text:p text:style-name="P1">power connector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4.445cm" svg:y1="4.381cm" svg:x2="6.35cm" svg:y2="4.127cm" draw:start-shape="id1" draw:start-glue-point="1" draw:end-shape="id2" draw:end-glue-point="3" svg:d="M4445 4381c1428 0 476-254 1905-254" svg:viewBox="0 0 1906 255">
          <text:p/>
        </draw:connector>
        <draw:connector draw:style-name="gr14" draw:text-style-name="P3" draw:layer="layout" draw:type="curve" svg:x1="8.255cm" svg:y1="4.127cm" svg:x2="10.668cm" svg:y2="3.492cm" draw:start-shape="id2" draw:start-glue-point="1" draw:end-shape="id3" draw:end-glue-point="3" svg:d="M8255 4127c1809 0 603-635 2413-635" svg:viewBox="0 0 2414 636">
          <text:p/>
        </draw:connector>
        <draw:connector draw:style-name="gr14" draw:text-style-name="P3" draw:layer="layout" draw:type="curve" svg:x1="14.986cm" svg:y1="3.492cm" svg:x2="18.923cm" svg:y2="2.159cm" draw:start-shape="id3" draw:start-glue-point="1" draw:end-shape="id4" draw:end-glue-point="3" svg:d="M14986 3492c2953 0 985-1333 3937-1333" svg:viewBox="0 0 3938 1334">
          <text:p/>
        </draw:connector>
        <draw:connector draw:style-name="gr14" draw:text-style-name="P3" draw:layer="layout" draw:type="curve" svg:x1="14.986cm" svg:y1="3.492cm" svg:x2="17.78cm" svg:y2="3.937cm" draw:start-shape="id3" draw:start-glue-point="1" draw:end-shape="id5" draw:end-glue-point="3" svg:d="M14986 3492c2095 0 699 445 2794 445" svg:viewBox="0 0 2795 446">
          <text:p/>
        </draw:connector>
        <draw:connector draw:style-name="gr14" draw:text-style-name="P3" draw:layer="layout" draw:type="curve" svg:x1="14.986cm" svg:y1="3.492cm" svg:x2="17.78cm" svg:y2="5.849cm" draw:start-shape="id3" draw:start-glue-point="1" draw:end-shape="id6" svg:d="M14986 3492c2095 0 699 2357 2794 2357" svg:viewBox="0 0 2795 2358">
          <text:p/>
        </draw:connector>
        <draw:connector draw:style-name="gr14" draw:text-style-name="P3" draw:layer="layout" draw:type="curve" svg:x1="20.447cm" svg:y1="5.849cm" svg:x2="21.209cm" svg:y2="5.842cm" draw:start-shape="id6" draw:start-glue-point="1" draw:end-shape="id7" draw:end-glue-point="3" svg:d="M20447 5849c570 0 189-7 762-7" svg:viewBox="0 0 763 8">
          <text:p/>
        </draw:connector>
        <draw:custom-shape draw:style-name="gr15" draw:text-style-name="P1" xml:id="id8" draw:id="id8" draw:layer="layout" svg:width="6.604cm" svg:height="1.524cm" svg:x="17.526cm" svg:y="6.985cm">
          <text:p text:style-name="P1">Camera</text:p>
          <text:p text:style-name="P1">power connector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14.986cm" svg:y1="3.492cm" svg:x2="17.526cm" svg:y2="7.747cm" draw:start-shape="id3" draw:start-glue-point="1" draw:end-shape="id8" draw:end-glue-point="3" svg:d="M14986 3492c1905 0 635 4255 2540 4255" svg:viewBox="0 0 2541 4256">
          <text:p/>
        </draw:connector>
        <draw:connector draw:style-name="gr14" draw:text-style-name="P3" draw:layer="layout" draw:type="curve" svg:x1="8.255cm" svg:y1="4.127cm" svg:x2="10.604cm" svg:y2="6.096cm" draw:start-shape="id2" draw:start-glue-point="1" draw:end-shape="id9" draw:end-glue-point="0" svg:d="M8255 4127c1566 0 2349 656 2349 1969" svg:viewBox="0 0 2350 1970">
          <text:p/>
        </draw:connector>
        <draw:connector draw:style-name="gr14" draw:text-style-name="P3" draw:layer="layout" draw:type="curve" svg:x1="11.938cm" svg:y1="6.667cm" svg:x2="12.319cm" svg:y2="6.667cm" draw:start-shape="id9" draw:start-glue-point="1" draw:end-shape="id10" draw:end-glue-point="3" svg:d="M11938 6667h381" svg:viewBox="0 0 382 1">
          <text:p/>
        </draw:connector>
        <draw:connector draw:style-name="gr14" draw:text-style-name="P3" draw:layer="layout" draw:type="curve" draw:line-skew="-1.078cm" svg:x1="8.255cm" svg:y1="4.127cm" svg:x2="11.738cm" svg:y2="9.596cm" draw:start-shape="id2" draw:start-glue-point="1" draw:end-shape="id11" draw:end-glue-point="3" svg:d="M8255 4127c994 0-747 5469 3483 5469" svg:viewBox="0 0 3484 5470">
          <text:p/>
        </draw:connector>
        <draw:connector draw:style-name="gr14" draw:text-style-name="P3" draw:layer="layout" draw:type="curve" svg:x1="16.31cm" svg:y1="9.596cm" svg:x2="17.58cm" svg:y2="9.96cm" draw:start-shape="id11" draw:start-glue-point="1" draw:end-shape="id12" draw:end-glue-point="3" svg:d="M16310 9596c952 0 318 364 1270 364" svg:viewBox="0 0 1271 365">
          <text:p/>
        </draw:connector>
        <draw:connector draw:style-name="gr16" draw:text-style-name="P3" draw:layer="layout" draw:type="curve" svg:x1="13.335cm" svg:y1="14.541cm" svg:x2="16.637cm" svg:y2="14.287cm" draw:start-shape="id13" draw:start-glue-point="1" draw:end-shape="id14" draw:end-glue-point="3" svg:d="M13335 14541c2476 0 826-254 3302-254" svg:viewBox="0 0 3303 255">
          <text:p text:style-name="P1">+24V</text:p>
          <text:p text:style-name="P1"/>
        </draw:connector>
        <draw:connector draw:style-name="gr17" draw:text-style-name="P3" draw:layer="layout" draw:type="curve" svg:x1="20.193cm" svg:y1="14.287cm" svg:x2="20.955cm" svg:y2="14.284cm" draw:start-shape="id14" draw:start-glue-point="1" draw:end-shape="id15" draw:end-glue-point="3" svg:d="M20193 14287c571 0 191-3 762-3" svg:viewBox="0 0 763 4">
          <text:p/>
        </draw:connector>
        <draw:connector draw:style-name="gr17" draw:text-style-name="P3" draw:layer="layout" draw:type="curve" svg:x1="23.622cm" svg:y1="14.284cm" svg:x2="24.384cm" svg:y2="14.287cm" draw:start-shape="id15" draw:start-glue-point="1" draw:end-shape="id16" draw:end-glue-point="3" svg:d="M23622 14284c571 0 191 3 762 3" svg:viewBox="0 0 763 4">
          <text:p/>
        </draw:connector>
        <draw:connector draw:style-name="gr16" draw:text-style-name="P3" draw:layer="layout" draw:type="curve" draw:line-skew="0.371cm 0cm -3.959cm" svg:x1="27.178cm" svg:y1="14.287cm" svg:x2="13.335cm" svg:y2="14.541cm" draw:start-shape="id16" draw:start-glue-point="1" draw:end-shape="id13" draw:end-glue-point="1" svg:d="M27178 14287c1320 0 880 1461-5699 1461s-5797-1207-8144-1207" svg:viewBox="0 0 14443 1462">
          <text:p text:style-name="P1"/>
        </draw:connector>
        <draw:custom-shape draw:style-name="gr18" draw:text-style-name="P3" draw:layer="layout" svg:width="0.841cm" svg:height="11.049cm" draw:transform="rotate (1.56590940488931) translate (16.381cm 13.415cm)">
          <text:p/>
          <draw:enhanced-geometry svg:viewBox="0 0 21600 21600" draw:glue-points="0 0 0 21600 21600 10800" draw:text-areas="0 ?f9 7800 ?f10" draw:type="right-brace" draw:modifiers="702.49978375573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4" draw:layer="layout" svg:width="1.221cm" svg:height="1.012cm" svg:x="21.285cm" svg:y="11.661cm">
          <draw:text-box>
            <text:p>3x</text:p>
          </draw:text-box>
        </draw:frame>
        <draw:custom-shape draw:style-name="gr20" draw:text-style-name="P5" draw:layer="layout" svg:width="2.413cm" svg:height="1.016cm" svg:x="0.254cm" svg:y="0.889cm">
          <text:p text:style-name="P1"><text:span text:style-name="T1">Electronic</text:span></text:p>
          <text:p text:style-name="P1"><text:span text:style-name="T1">sub-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2.413cm" svg:height="1.016cm" svg:x="2.794cm" svg:y="0.889cm">
          <text:p text:style-name="P1"><text:span text:style-name="T1">Interface /</text:span></text:p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1.924cm" svg:height="0.725cm" svg:x="1.751cm" svg:y="0.227cm">
          <draw:text-box>
            <text:p><text:span text:style-name="T1">Legend</text:span></text:p>
          </draw:text-box>
        </draw:frame>
        <draw:custom-shape draw:style-name="gr23" draw:text-style-name="P2" xml:id="id19" draw:id="id19" draw:layer="layout" svg:width="4.953cm" svg:height="2.032cm" svg:x="1.397cm" svg:y="11.049cm">
          <text:p text:style-name="P1">Battery charging</text:p>
          <text:p text:style-name="P1">circuit</text:p>
          <draw:enhanced-geometry svg:viewBox="0 0 21600 21600" draw:type="rectangle" draw:enhanced-path="M 0 0 L 21600 0 21600 21600 0 21600 0 0 Z N"/>
        </draw:custom-shape>
        <draw:custom-shape draw:style-name="gr24" draw:text-style-name="P2" xml:id="id17" draw:id="id17" draw:layer="layout" svg:width="2.413cm" svg:height="1.905cm" svg:x="6.985cm" svg:y="9.652cm">
          <text:p text:style-name="P1">Battery</text:p>
          <text:p text:style-name="P1">cut-off</text:p>
          <draw:enhanced-geometry svg:viewBox="0 0 21600 21600" draw:type="rectangle" draw:enhanced-path="M 0 0 L 21600 0 21600 21600 0 21600 0 0 Z N"/>
        </draw:custom-shape>
        <draw:custom-shape draw:style-name="gr25" draw:text-style-name="P1" xml:id="id20" draw:id="id20" draw:layer="layout" svg:width="2.794cm" svg:height="2.413cm" svg:x="0.635cm" svg:y="14.097cm">
          <text:p text:style-name="P1">RXSM</text:p>
          <text:p text:style-name="P1">Charge</text:p>
          <text:p text:style-name="P1">input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8.191cm" svg:y1="11.557cm" svg:x2="10.858cm" svg:y2="13.335cm" draw:start-shape="id17" draw:start-glue-point="2" draw:end-shape="id13" draw:end-glue-point="0" svg:d="M8191 11557c0 1332 2667 443 2667 1778" svg:viewBox="0 0 2668 1779">
          <text:p/>
        </draw:connector>
        <draw:connector draw:style-name="gr14" draw:text-style-name="P3" draw:layer="layout" draw:type="curve" svg:x1="3.873cm" svg:y1="8.509cm" svg:x2="3.873cm" svg:y2="11.049cm" draw:start-shape="id18" draw:start-glue-point="2" draw:end-shape="id19" draw:end-glue-point="0" svg:d="M3873 8509v2540" svg:viewBox="0 0 1 2541">
          <text:p/>
        </draw:connector>
        <draw:connector draw:style-name="gr14" draw:text-style-name="P3" draw:layer="layout" draw:type="curve" svg:x1="3.429cm" svg:y1="15.303cm" svg:x2="3.873cm" svg:y2="13.081cm" draw:start-shape="id20" draw:start-glue-point="1" draw:end-shape="id19" draw:end-glue-point="2" svg:d="M3429 15303c296 0 444-740 444-2222" svg:viewBox="0 0 445 2223">
          <text:p/>
        </draw:connector>
        <draw:connector draw:style-name="gr14" draw:text-style-name="P3" draw:layer="layout" draw:type="curve" svg:x1="3.873cm" svg:y1="8.509cm" svg:x2="6.985cm" svg:y2="10.604cm" draw:start-shape="id18" draw:start-glue-point="2" draw:end-shape="id17" draw:end-glue-point="3" svg:d="M3873 8509c0 1397 1037 2095 3112 2095" svg:viewBox="0 0 3113 2096">
          <text:p/>
        </draw:connector>
        <draw:connector draw:style-name="gr26" draw:text-style-name="P3" draw:layer="layout" draw:type="curve" svg:x1="4.445cm" svg:y1="4.381cm" svg:x2="8.191cm" svg:y2="9.652cm" draw:start-shape="id1" draw:start-glue-point="1" draw:end-shape="id17" draw:end-glue-point="0" svg:d="M4445 4381c2498 0 3746 1757 3746 5271" svg:viewBox="0 0 3747 5272">
          <text:p/>
        </draw:connector>
        <draw:frame draw:style-name="gr27" draw:text-style-name="P8" draw:layer="layout" svg:width="3.626cm" svg:height="1.275cm" draw:transform="rotate (-1.39294727601667) translate (7.657cm 5.842cm)">
          <draw:text-box>
            <text:p text:style-name="P1"><text:span text:style-name="T2">RXSM power</text:span></text:p>
            <text:p text:style-name="P1"><text:span text:style-name="T2">enables battery</text:span></text:p>
          </draw:text-box>
        </draw:frame>
        <draw:frame draw:style-name="gr28" draw:text-style-name="P9" draw:layer="layout" svg:width="13.397cm" svg:height="1.361cm" svg:x="14.427cm" svg:y="15.775cm">
          <draw:text-box>
            <text:p><text:span text:style-name="T3">Heat probes: Constant power, over temperature shutdown,</text:span></text:p>
            <text:p><text:span text:style-name="T3">no temperature control lo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9:12:02.894751097</meta:creation-date>
    <dc:date>2017-03-17T20:46:33.059798633</dc:date>
    <meta:editing-duration>PT24M2S</meta:editing-duration>
    <meta:editing-cycles>7</meta:editing-cycles>
    <meta:generator>LibreOffice/5.2.6.2$Linux_X86_64 LibreOffice_project/20$Build-2</meta:generator>
    <meta:document-statistic meta:object-count="47"/>
  </office:meta>
</office:document-meta>
</file>